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38cm" fo:min-width="0.322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38cm" fo:min-width="0.32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OpenSymbol" fo:font-size="10pt" fo:font-style="normal" fo:text-shadow="none" style:text-underline-style="none" fo:font-weight="normal" style:letter-kerning="tru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295cm" svg:y1="16.455cm" svg:x2="12.186cm" svg:y2="14.564cm">
            <text:p/>
          </draw:line>
          <draw:line draw:style-name="gr1" draw:text-style-name="P1" draw:layer="layout" svg:x1="9.185cm" svg:y1="14.564cm" svg:x2="10.292cm" svg:y2="14.564cm">
            <text:p/>
          </draw:line>
          <draw:line draw:style-name="gr1" draw:text-style-name="P1" draw:layer="layout" svg:x1="9.79cm" svg:y1="14.65cm" svg:x2="9.69cm" svg:y2="14.48cm">
            <text:p/>
          </draw:line>
          <draw:line draw:style-name="gr1" draw:text-style-name="P1" draw:layer="layout" svg:x1="10.295cm" svg:y1="14.564cm" svg:x2="10.295cm" svg:y2="13.457cm">
            <text:p/>
          </draw:line>
          <draw:line draw:style-name="gr1" draw:text-style-name="P1" draw:layer="layout" svg:x1="10.295cm" svg:y1="14.242cm" svg:x2="11.403cm" svg:y2="14.242cm">
            <text:p/>
          </draw:line>
          <draw:line draw:style-name="gr1" draw:text-style-name="P1" draw:layer="layout" svg:x1="10.897cm" svg:y1="14.325cm" svg:x2="10.798cm" svg:y2="14.154cm">
            <text:p/>
          </draw:line>
          <draw:line draw:style-name="gr1" draw:text-style-name="P1" draw:layer="layout" svg:x1="10.295cm" svg:y1="14.241cm" svg:x2="11.079cm" svg:y2="13.457cm">
            <text:p/>
          </draw:line>
          <draw:line draw:style-name="gr1" draw:text-style-name="P1" draw:layer="layout" svg:x1="10.786cm" svg:y1="13.872cm" svg:x2="10.586cm" svg:y2="13.822cm">
            <text:p/>
          </draw:line>
          <draw:line draw:style-name="gr1" draw:text-style-name="P1" draw:layer="layout" svg:x1="10.295cm" svg:y1="16.455cm" svg:x2="12.186cm" svg:y2="16.455cm">
            <text:p/>
          </draw:line>
          <draw:line draw:style-name="gr1" draw:text-style-name="P1" draw:layer="layout" svg:x1="9.185cm" svg:y1="16.455cm" svg:x2="10.292cm" svg:y2="16.455cm">
            <text:p/>
          </draw:line>
          <draw:line draw:style-name="gr1" draw:text-style-name="P1" draw:layer="layout" svg:x1="9.79cm" svg:y1="16.545cm" svg:x2="9.69cm" svg:y2="16.365cm">
            <text:p/>
          </draw:line>
          <draw:line draw:style-name="gr1" draw:text-style-name="P1" draw:layer="layout" svg:x1="12.186cm" svg:y1="16.455cm" svg:x2="12.186cm" svg:y2="14.564cm">
            <text:p/>
          </draw:line>
          <draw:line draw:style-name="gr1" draw:text-style-name="P1" draw:layer="layout" svg:x1="9.185cm" svg:y1="16.455cm" svg:x2="9.185cm" svg:y2="14.564cm">
            <text:p/>
          </draw:line>
          <draw:line draw:style-name="gr1" draw:text-style-name="P1" draw:layer="layout" svg:x1="9.185cm" svg:y1="14.564cm" svg:x2="9.185cm" svg:y2="13.457cm">
            <text:p/>
          </draw:line>
          <draw:line draw:style-name="gr1" draw:text-style-name="P1" draw:layer="layout" svg:x1="9.276cm" svg:y1="13.958cm" svg:x2="9.096cm" svg:y2="14.068cm">
            <text:p/>
          </draw:line>
          <draw:line draw:style-name="gr2" draw:text-style-name="P2" draw:layer="layout" svg:x1="9.185cm" svg:y1="13.457cm" svg:x2="10.292cm" svg:y2="13.457cm">
            <text:p/>
          </draw:line>
          <draw:line draw:style-name="gr1" draw:text-style-name="P1" draw:layer="layout" svg:x1="9.79cm" svg:y1="13.544cm" svg:x2="9.69cm" svg:y2="13.374cm">
            <text:p/>
          </draw:line>
          <draw:line draw:style-name="gr1" draw:text-style-name="P1" draw:layer="layout" svg:x1="10.295cm" svg:y1="13.457cm" svg:x2="11.079cm" svg:y2="13.457cm">
            <text:p/>
          </draw:line>
          <draw:line draw:style-name="gr1" draw:text-style-name="P1" draw:layer="layout" svg:x1="11.078cm" svg:y1="13.457cm" svg:x2="12.185cm" svg:y2="13.457cm">
            <text:p/>
          </draw:line>
          <draw:line draw:style-name="gr1" draw:text-style-name="P1" draw:layer="layout" svg:x1="11.681cm" svg:y1="13.544cm" svg:x2="11.581cm" svg:y2="13.374cm">
            <text:p/>
          </draw:line>
          <draw:line draw:style-name="gr1" draw:text-style-name="P1" draw:layer="layout" svg:x1="12.186cm" svg:y1="13.457cm" svg:x2="12.186cm" svg:y2="14.564cm">
            <text:p/>
          </draw:line>
          <draw:line draw:style-name="gr1" draw:text-style-name="P1" draw:layer="layout" svg:x1="12.094cm" svg:y1="14.063cm" svg:x2="12.274cm" svg:y2="13.963cm">
            <text:p/>
          </draw:line>
          <draw:line draw:style-name="gr1" draw:text-style-name="P1" draw:layer="layout" svg:x1="10.295cm" svg:y1="14.242cm" svg:x2="10.295cm" svg:y2="15.349cm">
            <text:p/>
          </draw:line>
          <draw:line draw:style-name="gr1" draw:text-style-name="P1" draw:layer="layout" svg:x1="10.205cm" svg:y1="14.844cm" svg:x2="10.385cm" svg:y2="14.744cm">
            <text:p/>
          </draw:line>
          <draw:line draw:style-name="gr1" draw:text-style-name="P1" draw:layer="layout" svg:x1="10.295cm" svg:y1="16.455cm" svg:x2="10.295cm" svg:y2="15.348cm">
            <text:p/>
          </draw:line>
          <draw:line draw:style-name="gr1" draw:text-style-name="P1" draw:layer="layout" svg:x1="10.295cm" svg:y1="15.35cm" svg:x2="11.403cm" svg:y2="14.242cm">
            <text:p/>
          </draw:line>
          <draw:line draw:style-name="gr1" draw:text-style-name="P1" draw:layer="layout" svg:x1="11.401cm" svg:y1="14.24cm" svg:x2="12.184cm" svg:y2="13.457cm">
            <text:p/>
          </draw:line>
          <draw:line draw:style-name="gr1" draw:text-style-name="P1" draw:layer="layout" svg:x1="11.893cm" svg:y1="13.873cm" svg:x2="11.692cm" svg:y2="13.822cm">
            <text:p/>
          </draw:line>
          <draw:polyline draw:style-name="gr3" draw:text-style-name="P3" draw:layer="layout" svg:width="0.199cm" svg:height="0.199cm" svg:x="10.295cm" svg:y="14.242cm" svg:viewBox="0 0 200 200" draw:points="200,0 200,200 0,200">
            <text:p/>
          </draw:polyline>
          <draw:polyline draw:style-name="gr3" draw:text-style-name="P3" draw:layer="layout" svg:width="0.156cm" svg:height="0.156cm" svg:x="10.295cm" svg:y="13.457cm" svg:viewBox="0 0 157 157" draw:points="157,0 157,157 0,157">
            <text:p/>
          </draw:polyline>
          <draw:polyline draw:style-name="gr3" draw:text-style-name="P3" draw:layer="layout" svg:width="0.199cm" svg:height="0.199cm" svg:x="9.185cm" svg:y="14.564cm" svg:viewBox="0 0 200 200" draw:points="200,0 200,200 0,200">
            <text:p/>
          </draw:polyline>
          <draw:line draw:style-name="gr1" draw:text-style-name="P1" draw:layer="layout" svg:x1="10.205cm" svg:y1="15.942cm" svg:x2="10.385cm" svg:y2="15.842cm">
            <text:p/>
          </draw:line>
          <draw:frame draw:style-name="gr4" draw:text-style-name="P5" draw:layer="layout" svg:width="0.322cm" svg:height="0.438cm" svg:x="9.586cm" svg:y="13.856cm">
            <draw:text-box>
              <text:p text:style-name="P4"><text:span text:style-name="T1">①</text:span></text:p>
            </draw:text-box>
          </draw:frame>
          <draw:frame draw:style-name="gr4" draw:text-style-name="P5" draw:layer="layout" svg:width="0.322cm" svg:height="0.438cm" svg:x="9.588cm" svg:y="15.3cm">
            <draw:text-box>
              <text:p text:style-name="P4"><text:span text:style-name="T1">⑥</text:span></text:p>
            </draw:text-box>
          </draw:frame>
          <draw:frame draw:style-name="gr4" draw:text-style-name="P5" draw:layer="layout" svg:width="0.322cm" svg:height="0.438cm" svg:x="10.44cm" svg:y="13.521cm">
            <draw:text-box>
              <text:p text:style-name="P4"><text:span text:style-name="T1">②</text:span></text:p>
            </draw:text-box>
          </draw:frame>
          <draw:frame draw:style-name="gr5" draw:text-style-name="P5" draw:layer="layout" svg:width="0.325cm" svg:height="0.438cm" svg:x="11.075cm" svg:y="13.692cm">
            <draw:text-box>
              <text:p text:style-name="P4"><text:span text:style-name="T1">③</text:span></text:p>
            </draw:text-box>
          </draw:frame>
          <draw:frame draw:style-name="gr4" draw:text-style-name="P5" draw:layer="layout" svg:width="0.322cm" svg:height="0.438cm" svg:x="11.094cm" svg:y="14.847cm">
            <draw:text-box>
              <text:p text:style-name="P4"><text:span text:style-name="T1">⑤</text:span></text:p>
            </draw:text-box>
          </draw:frame>
          <draw:frame draw:style-name="gr4" draw:text-style-name="P5" draw:layer="layout" svg:width="0.322cm" svg:height="0.438cm" svg:x="11.477cm" svg:y="15.736cm">
            <draw:text-box>
              <text:p text:style-name="P4"><text:span text:style-name="T1">⑦</text:span></text:p>
            </draw:text-box>
          </draw:frame>
          <draw:frame draw:style-name="gr4" draw:text-style-name="P5" draw:layer="layout" svg:width="0.322cm" svg:height="0.438cm" svg:x="10.493cm" svg:y="14.441cm">
            <draw:text-box>
              <text:p text:style-name="P4"><text:span text:style-name="T1">④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09:57:45.536700759</meta:creation-date>
    <dc:date>2018-03-22T09:59:29.067879988</dc:date>
    <meta:editing-duration>PT1M43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